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8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  <style:paragraph-properties style:writing-mode="lr-tb"/>
    </style:style>
    <style:style style:name="gr13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loext:graphic-properties draw:fill="solid" draw:fill-color="#004586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ff420e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d320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579d1c"/>
      <style:paragraph-properties fo:text-align="center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cm" svg:x="4.372cm" svg:y="3.675cm">
          <text:p text:style-name="P1"><text:span text:style-name="T1">Block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349cm" svg:height="0.577cm" svg:x="1cm" svg:y="1.423cm">
          <draw:text-box>
            <text:p><text:span text:style-name="T2">d_x[]</text:span></text:p>
          </draw:text-box>
        </draw:frame>
        <draw:frame draw:style-name="gr6" draw:text-style-name="P11" draw:layer="layout" svg:width="1.349cm" svg:height="0.577cm" svg:x="1cm" svg:y="2.224cm">
          <draw:text-box>
            <text:p><text:span text:style-name="T2">d_y[]</text:span></text:p>
          </draw:text-box>
        </draw:frame>
        <draw:frame draw:style-name="gr7" draw:text-style-name="P11" draw:layer="layout" svg:width="1.687cm" svg:height="0.577cm" svg:x="3.333cm" svg:y="7.09cm">
          <draw:text-box>
            <text:p><text:span text:style-name="T2">d_tmp[]</text:span></text:p>
          </draw:text-box>
        </draw:frame>
        <draw:custom-shape draw:style-name="gr2" draw:text-style-name="P3" xml:id="id7" draw:id="id7" draw:layer="layout" svg:width="0.55cm" svg:height="0.5cm" svg:x="4.872cm" svg:y="7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55cm" svg:height="0.5cm" svg:x="5.422cm" svg:y="7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5cm" svg:height="0.5cm" svg:x="5.972cm" svg:y="7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5cm" svg:height="0.5cm" svg:x="6.522cm" svg:y="7.128cm">
          <text:p/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line" svg:x1="2.5cm" svg:y1="2.75cm" svg:x2="5.147cm" svg:y2="3.875cm" draw:start-shape="id1" draw:start-glue-point="2" draw:end-shape="id2" draw:end-glue-point="1" svg:d="M2500 2750l2647 1125" svg:viewBox="0 0 2648 1126">
          <text:p/>
        </draw:connector>
        <draw:connector draw:style-name="gr8" draw:text-style-name="P12" draw:layer="layout" draw:type="line" svg:x1="4.5cm" svg:y1="2.75cm" svg:x2="5.147cm" svg:y2="3.875cm" draw:start-shape="id3" draw:start-glue-point="2" draw:end-shape="id2" draw:end-glue-point="1" svg:d="M4500 2750l647 1125" svg:viewBox="0 0 648 1126">
          <text:p/>
        </draw:connector>
        <draw:connector draw:style-name="gr8" draw:text-style-name="P12" draw:layer="layout" draw:type="line" svg:x1="6.5cm" svg:y1="2.75cm" svg:x2="5.147cm" svg:y2="3.875cm" draw:start-shape="id4" draw:start-glue-point="2" draw:end-shape="id2" draw:end-glue-point="1" svg:d="M6500 2750l-1353 1125" svg:viewBox="0 0 1354 1126">
          <text:p/>
        </draw:connector>
        <draw:connector draw:style-name="gr8" draw:text-style-name="P12" draw:layer="layout" draw:type="line" svg:x1="8.5cm" svg:y1="2.75cm" svg:x2="5.147cm" svg:y2="3.875cm" draw:start-shape="id5" draw:start-glue-point="2" draw:end-shape="id2" draw:end-glue-point="1" svg:d="M8500 2750l-3353 1125" svg:viewBox="0 0 3354 1126">
          <text:p/>
        </draw:connector>
        <draw:connector draw:style-name="gr8" draw:text-style-name="P12" draw:layer="layout" draw:type="line" svg:x1="10.5cm" svg:y1="2.75cm" svg:x2="5.147cm" svg:y2="3.875cm" draw:start-shape="id6" draw:start-glue-point="2" draw:end-shape="id2" draw:end-glue-point="1" svg:d="M10500 2750l-5353 1125" svg:viewBox="0 0 5354 1126">
          <text:p/>
        </draw:connector>
        <draw:custom-shape draw:style-name="gr9" draw:text-style-name="P13" xml:id="id2" draw:id="id2" draw:layer="layout" svg:width="2.6cm" svg:height="0.55cm" draw:transform="rotate (1.5707963267949) translate (4.872cm 6.475cm)">
          <text:p text:style-name="P1"><text:span text:style-name="T2">threadIdx.x=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" draw:id="id9" draw:layer="layout" svg:width="2.6cm" svg:height="0.55cm" draw:transform="rotate (1.5707963267949) translate (5.422cm 6.475cm)">
          <text:p text:style-name="P1"><text:span text:style-name="T2">threadIdx.x=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cm" svg:height="0.55cm" draw:transform="rotate (1.5707963267949) translate (5.972cm 6.475cm)">
          <text:p text:style-name="P1"><text:span text:style-name="T2">threadIdx.x=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.6cm" svg:height="0.55cm" draw:transform="rotate (1.5707963267949) translate (6.522cm 6.475cm)">
          <text:p text:style-name="P1"><text:span text:style-name="T2">threadIdx.x=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147cm" svg:y1="6.475cm" svg:x2="5.147cm" svg:y2="7.128cm" draw:start-shape="id2" draw:start-glue-point="3" draw:end-shape="id7" draw:end-glue-point="0" svg:d="M5147 6475v653" svg:viewBox="0 0 1 654">
          <text:p/>
        </draw:connector>
        <draw:connector draw:style-name="gr14" draw:text-style-name="P17" draw:layer="layout" draw:type="line" svg:x1="3cm" svg:y1="2.75cm" svg:x2="5.697cm" svg:y2="3.875cm" draw:start-shape="id8" draw:start-glue-point="2" draw:end-shape="id9" draw:end-glue-point="1" svg:d="M3000 2750l2697 1125" svg:viewBox="0 0 2698 1126">
          <text:p/>
        </draw:connector>
        <draw:connector draw:style-name="gr14" draw:text-style-name="P17" draw:layer="layout" draw:type="line" svg:x1="5cm" svg:y1="2.75cm" svg:x2="5.697cm" svg:y2="3.875cm" draw:start-shape="id10" draw:start-glue-point="2" draw:end-shape="id9" draw:end-glue-point="1" svg:d="M5000 2750l697 1125" svg:viewBox="0 0 698 1126">
          <text:p/>
        </draw:connector>
        <draw:connector draw:style-name="gr14" draw:text-style-name="P17" draw:layer="layout" draw:type="line" svg:x1="7cm" svg:y1="2.75cm" svg:x2="5.697cm" svg:y2="3.875cm" draw:start-shape="id11" draw:start-glue-point="2" draw:end-shape="id9" draw:end-glue-point="1" svg:d="M7000 2750l-1303 1125" svg:viewBox="0 0 1304 1126">
          <text:p/>
        </draw:connector>
        <draw:connector draw:style-name="gr14" draw:text-style-name="P17" draw:layer="layout" draw:type="line" svg:x1="9cm" svg:y1="2.75cm" svg:x2="5.697cm" svg:y2="3.875cm" draw:start-shape="id12" draw:start-glue-point="2" draw:end-shape="id9" draw:end-glue-point="1" svg:d="M9000 2750l-3303 1125" svg:viewBox="0 0 3304 1126">
          <text:p/>
        </draw:connector>
        <draw:connector draw:style-name="gr14" draw:text-style-name="P17" draw:layer="layout" draw:type="line" svg:x1="11cm" svg:y1="2.75cm" svg:x2="5.697cm" svg:y2="3.875cm" draw:start-shape="id13" draw:start-glue-point="2" draw:end-shape="id9" draw:end-glue-point="1" svg:d="M11000 2750l-5303 1125" svg:viewBox="0 0 5304 1126">
          <text:p/>
        </draw:connector>
        <draw:line draw:style-name="gr15" draw:text-style-name="P17" draw:layer="layout" svg:x1="7.104cm" svg:y1="5.185cm" svg:x2="9.009cm" svg:y2="5.185cm">
          <text:p/>
        </draw:line>
        <draw:line draw:style-name="gr15" draw:text-style-name="P17" draw:layer="layout" svg:x1="7.104cm" svg:y1="7.407cm" svg:x2="9.009cm" svg:y2="7.407cm">
          <text:p/>
        </draw:line>
        <draw:connector draw:style-name="gr16" draw:text-style-name="P12" draw:layer="layout" draw:type="line" svg:x1="5.697cm" svg:y1="6.475cm" svg:x2="5.697cm" svg:y2="7.128cm" draw:start-shape="id9" draw:start-glue-point="3" draw:end-shape="id14" svg:d="M5697 6475v653" svg:viewBox="0 0 1 6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9T09:59:09.927591689</dc:date>
    <meta:editing-duration>PT41S</meta:editing-duration>
    <meta:editing-cycles>2</meta:editing-cycles>
    <meta:generator>LibreOffice/7.3.7.2$Linux_X86_64 LibreOffice_project/30$Build-2</meta:generator>
    <meta:document-statistic meta:object-count="74"/>
  </office:meta>
</office:document-meta>
</file>